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3b1ff2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6b2d28">
      <style:table-cell-properties fo:border-bottom="0.18mm solid #000000" fo:border-left="0.18mm solid #000000" fo:border-right="0.18mm solid #000000" fo:border-top="1.41mm solid #000000" fo:padding-bottom="0.0mm" fo:padding-left="1.91mm" fo:padding-right="1.91mm" fo:padding-top="0.0mm"/>
    </style:style>
    <style:style style:family="paragraph" style:name="ab25f65" style:parent-style-name="Normal">
      <style:text-properties fo:font-size="11.0pt" style:font-name-asian="Cambria" style:font-size-asian="11.0pt"/>
    </style:style>
    <style:style style:family="table-cell" style:name="aa68bb3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6a362" style:parent-style-name="Normal">
      <style:text-properties fo:font-size="11.0pt" style:font-name-asian="Cambria" style:font-size-asian="11.0pt"/>
    </style:style>
    <style:style style:family="table-cell" style:name="adebf4c">
      <style:table-cell-properties fo:border-bottom="1.76mm solid #000000" fo:border-left="0.18mm solid #000000" fo:border-right="0.18mm solid #000000" fo:border-top="1.76mm solid #ff0000" fo:padding-bottom="0.0mm" fo:padding-left="1.91mm" fo:padding-right="1.91mm" fo:padding-top="0.0mm"/>
    </style:style>
    <style:style style:family="paragraph" style:name="a56ee0d" style:parent-style-name="Normal">
      <style:text-properties fo:font-size="11.0pt" style:font-name-asian="Cambria" style:font-size-asian="11.0pt"/>
    </style:style>
    <style:style style:family="table-cell" style:name="a5d6320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e31cb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63bf75">
      <style:table-cell-properties fo:border-bottom="1.41mm solid #000000" fo:border-left="1.41mm solid #000000" fo:border-right="1.41mm solid #000000" fo:border-top="0.18mm solid #000000" fo:padding-bottom="0.0mm" fo:padding-left="1.91mm" fo:padding-right="1.91mm" fo:padding-top="0.0mm"/>
    </style:style>
    <style:style style:family="paragraph" style:name="a30ae65" style:parent-style-name="Normal">
      <style:text-properties fo:country="DE" fo:font-size="11.0pt" fo:language="de" style:font-name-asian="Cambria" style:font-size-asian="11.0pt"/>
    </style:style>
    <style:style style:family="table-cell" style:name="a639661">
      <style:table-cell-properties fo:border-bottom="0.18mm solid #000000" fo:border-left="1.76mm solid #ff0000" fo:border-right="1.41mm solid #000000" fo:border-top="0.18mm solid #000000" fo:padding-bottom="0.0mm" fo:padding-left="1.91mm" fo:padding-right="1.91mm" fo:padding-top="0.0mm"/>
    </style:style>
    <style:style style:family="paragraph" style:name="ac1aab8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415761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e6c647">
      <style:table-cell-properties fo:border-bottom="1.76mm solid #ff0000" fo:border-left="1.76mm solid #ff0000" fo:border-right="1.76mm solid #ff0000" fo:border-top="1.76mm solid #ff0000" fo:padding-bottom="0.0mm" fo:padding-left="1.91mm" fo:padding-right="1.91mm" fo:padding-top="0.0mm"/>
    </style:style>
    <style:style style:family="paragraph" style:name="ac69bbc" style:parent-style-name="Normal">
      <style:text-properties fo:country="DE" fo:font-size="11.0pt" fo:language="de" style:font-name-asian="Cambria" style:font-size-asian="11.0pt"/>
    </style:style>
    <style:style style:family="table-cell" style:name="a6b2203">
      <style:table-cell-properties fo:border-bottom="0.18mm solid #000000" fo:border-left="0.18mm solid #000000" fo:border-right="1.76mm solid #ff0000" fo:border-top="0.18mm solid #000000" fo:padding-bottom="0.0mm" fo:padding-left="1.91mm" fo:padding-right="1.91mm" fo:padding-top="0.0mm"/>
    </style:style>
    <style:style style:family="paragraph" style:name="a01a7c6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55e02c">
      <style:table-cell-properties fo:border-bottom="0.18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paragraph" style:name="ab7635e" style:parent-style-name="Normal">
      <style:text-properties fo:country="DE" fo:font-size="11.0pt" fo:language="de" style:font-name-asian="Cambria" style:font-size-asian="11.0pt"/>
    </style:style>
    <style:style style:family="paragraph" style:name="a41372f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130e54">
      <style:table-cell-properties fo:background-color="#00b050" fo:border-bottom="0.18mm solid #000000" fo:border-left="0.18mm solid #000000" fo:border-right="1.41mm solid #000000" fo:border-top="0.18mm solid #000000" fo:padding-bottom="0.0mm" fo:padding-left="1.91mm" fo:padding-right="1.91mm" fo:padding-top="0.0mm"/>
    </style:style>
    <style:style style:family="paragraph" style:name="af1cbc6" style:parent-style-name="Normal">
      <style:text-properties fo:country="DE" fo:font-size="11.0pt" fo:language="de" style:font-name-asian="Cambria" style:font-size-asian="11.0pt"/>
    </style:style>
    <style:style style:family="table-cell" style:name="a08237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57ad8">
      <style:table-row-properties style:row-height="25.01mm"/>
    </style:style>
    <style:style style:family="paragraph" style:name="a29a75f" style:parent-style-name="Normal">
      <style:text-properties fo:country="DE" fo:font-size="11.0pt" fo:language="de" style:font-name-asian="Cambria" style:font-size-asian="11.0pt"/>
    </style:style>
    <style:style style:family="table-cell" style:name="a156bc2">
      <style:table-cell-properties fo:border-bottom="1.41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cc6c2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dd702b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9d690a">
      <style:table-cell-properties fo:border-bottom="0.18mm solid #000000" fo:border-left="1.41mm solid #000000" fo:border-right="0.18mm solid #000000" fo:border-top="0.18mm solid #000000" fo:padding-bottom="0.0mm" fo:padding-left="1.91mm" fo:padding-right="1.91mm" fo:padding-top="0.0mm"/>
    </style:style>
    <style:style style:family="paragraph" style:name="a029e7a" style:parent-style-name="Normal">
      <style:text-properties fo:font-size="11.0pt" style:font-name-asian="Cambria" style:font-size-asian="11.0pt"/>
    </style:style>
    <style:style style:family="table-cell" style:name="a107c01">
      <style:table-cell-properties fo:border-bottom="1.41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table-row" style:name="a48f875">
      <style:table-row-properties style:row-height="40.01mm"/>
    </style:style>
    <style:style style:family="table-column" style:name="a0b7608">
      <style:table-column-properties style:rel-column-width="25*"/>
    </style:style>
    <style:style style:family="table" style:name="a440fd7">
      <style:table-properties fo:margin-left="0.0mm" style:width="16.249cm" table:align="left"/>
    </style:style>
    <style:style style:family="paragraph" style:name="af9237f" style:parent-style-name="Heading_20_2">
      <style:paragraph-properties fo:break-before="page"/>
    </style:style>
  </office:automatic-styles>
  <office:body>
    <office:text>
      <text:h text:outline-level="2" text:style-name="af9237f">Funny Table</text:h>
      <text:p text:style-name="Normal"/>
      <table:table table:style-name="a440fd7">
        <table:table-column table:number-columns-repeated="4" table:style-name="a0b7608"/>
        <table:table-row table:style-name="a48f875">
          <table:table-cell table:number-columns-spanned="2" table:style-name="a107c01">
            <text:p text:style-name="a029e7a">A big cell with thick border</text:p>
          </table:table-cell>
          <table:table-cell table:style-name="a9d690a">
            <text:p text:style-name="add702b">Para1</text:p>
            <text:p text:style-name="a2cc6c2">Para2</text:p>
          </table:table-cell>
          <table:table-cell table:style-name="a156bc2">
            <text:p text:style-name="a29a75f">Hello world!</text:p>
          </table:table-cell>
        </table:table-row>
        <table:table-row table:style-name="a257ad8">
          <table:table-cell table:style-name="a082370">
            <text:p text:style-name="af1cbc6"/>
          </table:table-cell>
          <table:table-cell table:number-columns-spanned="2" table:style-name="a130e54">
            <text:p text:style-name="a41372f">Cell background is green.</text:p>
            <text:p text:style-name="ab7635e"/>
          </table:table-cell>
          <table:table-cell table:style-name="a55e02c">
            <text:p text:style-name="a01a7c6"/>
          </table:table-cell>
        </table:table-row>
        <table:table-row>
          <table:table-cell table:style-name="a6b2203">
            <text:p text:style-name="ac69bbc"/>
          </table:table-cell>
          <table:table-cell table:style-name="ae6c647">
            <text:p text:style-name="a415761">Thick red border</text:p>
            <text:p text:style-name="ac1aab8"/>
          </table:table-cell>
          <table:table-cell table:style-name="a639661">
            <text:p text:style-name="a30ae65"/>
          </table:table-cell>
          <table:table-cell table:style-name="a63bf75">
            <text:p text:style-name="ace31cb"/>
          </table:table-cell>
        </table:table-row>
        <table:table-row>
          <table:table-cell table:style-name="a5d6320">
            <text:p text:style-name="a56ee0d">Thick border at bottom of 3 cells</text:p>
          </table:table-cell>
          <table:table-cell table:style-name="adebf4c">
            <text:p text:style-name="aa6a362"/>
          </table:table-cell>
          <table:table-cell table:style-name="aa68bb3">
            <text:p text:style-name="ab25f65"/>
          </table:table-cell>
          <table:table-cell table:style-name="a6b2d28">
            <text:p text:style-name="a3b1ff2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able Contents" style:family="paragraph" style:name="Table_20_Contents" style:parent-style-name="Standard"/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3</dc:date>
    <meta:editing-cycles>2</meta:editing-cycles>
    <meta:editing-duration>PT0.006S</meta:editing-duration>
  </office:meta>
</office:document-meta>
</file>